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22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86"/>
        <table:table-column table:style-name="co14" table:default-cell-style-name="ce86"/>
        <table:table-column table:style-name="co13" table:default-cell-style-name="ce90"/>
        <table:table-column table:style-name="co1" table:number-columns-repeated="1019" table:default-cell-style-name="ce90"/>
        <table:table-row table:style-name="ro1"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default</text:p>
          </table:table-cell>
          <table:table-cell table:style-name="ce118" office:value-type="string" calcext:value-type="string">
            <text:p>reset</text:p>
          </table:table-cell>
          <table:table-cell table:style-name="ce118" office:value-type="string" calcext:value-type="string">
            <text:p>group</text:p>
          </table:table-cell>
          <table:table-cell table:style-name="ce122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8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8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next_ad</text:p>
          </table:table-cell>
          <table:table-cell office:value-type="string" calcext:value-type="string">
            <text:p>curr_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</text:p>
          </table:table-cell>
          <table:table-cell office:value-type="string" calcext:value-type="string">
            <text:p>curr_b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8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next_ba[7:0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2T02:29:01.657000000</dc:date>
    <meta:editing-duration>P12DT10H49M41S</meta:editing-duration>
    <meta:editing-cycles>730</meta:editing-cycles>
    <meta:generator>LibreOffice/7.1.2.2$Windows_X86_64 LibreOffice_project/8a45595d069ef5570103caea1b71cc9d82b2aae4</meta:generator>
    <meta:document-statistic meta:table-count="4" meta:cell-count="356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